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BL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H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>
            <text:p>R</text:p>
          </table:table-cell>
          <table:table-cell table:formula="of:=SQRT(POWER([.B2]; 2) + POWER ([.B1]/2 ;2))" office:value-type="float" office:value="5.8309518948453">
            <text:p>5.8309518948</text:p>
          </table:table-cell>
          <table:table-cell table:formula="of:=SQRT(POWER([.C2]; 2) + POWER ([.C1]/2 ;2))" office:value-type="float" office:value="6.18465843842649">
            <text:p>6.1846584384</text:p>
          </table:table-cell>
          <table:table-cell table:formula="of:=SQRT(POWER([.D2]; 2) + POWER ([.D1]/2 ;2))" office:value-type="float" office:value="8.38152730712011">
            <text:p>8.3815273071</text:p>
          </table:table-cell>
        </table:table-row>
        <table:table-row table:style-name="ro1">
          <table:table-cell office:value-type="string">
            <text:p>Alpha</text:p>
          </table:table-cell>
          <table:table-cell table:formula="of:=180*[.B1]/[.B6]" office:value-type="float" office:value="185.21847195391">
            <text:p>185.2184719539</text:p>
          </table:table-cell>
          <table:table-cell table:formula="of:=180*[.C1]/[.C6]" office:value-type="float" office:value="87.3128250130799">
            <text:p>87.3128250131</text:p>
          </table:table-cell>
          <table:table-cell table:formula="of:=180*[.D1]/[.D6]" office:value-type="float" office:value="107.378997528941">
            <text:p>107.3789975289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7">17/08/2012</text:date>, <text:time>15:52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8-17T15:38:35</meta:creation-date>
    <dc:date>2012-08-17T15:52:07</dc:date>
    <meta:editing-duration>PT13M32S</meta:editing-duration>
    <meta:editing-cycles>1</meta:editing-cycles>
    <meta:document-statistic meta:table-count="3" meta:cell-count="16" meta:object-count="0"/>
    <meta:generator>LibreOffice/3.3$Unix LibreOffice_project/330m19$Build-401</meta:generator>
  </office:meta>
</office:document-meta>
</file>